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7746a" officeooo:paragraph-rsid="0007746a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97602" officeooo:paragraph-rsid="0009760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normal" officeooo:rsid="00097602" officeooo:paragraph-rsid="00097602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097602" officeooo:paragraph-rsid="00097602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6pt" fo:font-weight="normal" officeooo:rsid="00097602" officeooo:paragraph-rsid="00097602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97602" officeooo:paragraph-rsid="00097602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b78c7" officeooo:paragraph-rsid="00097602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font-weight="bold" officeooo:rsid="000e341a" officeooo:paragraph-rsid="000e341a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e341a" officeooo:paragraph-rsid="000e341a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bold" officeooo:rsid="000b78c7" officeooo:paragraph-rsid="000b78c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normal" officeooo:rsid="000b78c7" officeooo:paragraph-rsid="000b78c7" style:font-size-asian="16pt" style:font-weight-asian="normal" style:font-size-complex="16pt" style:font-weight-complex="normal"/>
    </style:style>
    <style:style style:name="T1" style:family="text">
      <style:text-properties officeooo:rsid="0009760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Recital Españ<text:span text:style-name="T1">ol</text:span></text:p>
      <text:p text:style-name="P2">(O Recital Espanhol)</text:p>
      <text:p text:style-name="P2"/>
      <text:p text:style-name="P3">26 de Maio de 2025</text:p>
      <text:p text:style-name="P3"/>
      <text:p text:style-name="P3"/>
      <text:p text:style-name="P3"/>
      <text:p text:style-name="P3"/>
      <text:p text:style-name="P4">Membros do grupo:</text:p>
      <text:list text:style-name="L1">
        <text:list-item>
          <text:p text:style-name="P5">Diogo Fonseca nº79858</text:p>
        </text:list-item>
        <text:list-item>
          <text:p text:style-name="P5">Diogo Silva nº79828</text:p>
        </text:list-item>
        <text:list-item>
          <text:p text:style-name="P5">Tiago Granja nº79845</text:p>
        </text:list-item>
      </text:list>
      <text:p text:style-name="P6"/>
      <text:p text:style-name="P4">Docente:</text:p>
      <text:p text:style-name="P6">Prof. Sérgio Manuel Machado Jesus</text:p>
      <text:p text:style-name="P6"/>
      <text:p text:style-name="P7"/>
      <text:p text:style-name="P8">Descrição</text:p>
      <text:p text:style-name="P9">Após clicar no botão de jogar, o jogo começará, dando inicio à musica e à queda das notas. Existem 4 posições onde as notas podem cair. O objetivo é clicar na tecla correspondente assim que a nota chega à barra branca em baixo no ecrã.</text:p>
      <text:p text:style-name="P9"/>
      <text:p text:style-name="P9">Quanto mais centrada a nota está na linha, maior a pontuação.</text:p>
      <text:p text:style-name="P9"/>
      <text:p text:style-name="P9">- animacoes</text:p>
      <text:p text:style-name="P9">- iluminacao</text:p>
      <text:p text:style-name="P6"/>
      <text:p text:style-name="P10">Inicialização do “beatmap”:</text:p>
      <text:p text:style-name="P6"/>
      <text:p text:style-name="P10"><text:soft-page-break/>Como jogar:</text:p>
      <text:p text:style-name="P6"/>
      <text:p text:style-name="P6"/>
      <text:p text:style-name="P6"/>
      <text:p text:style-name="P10">Excução:</text:p>
      <text:p text:style-name="P11">Para executar o projeto, basta correr o ficheiro “main.py”, ou seja, usar o comando “python3 main.py”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26T14:51:53.812580665</meta:creation-date>
    <meta:generator>LibreOffice/25.2.3.2$Linux_X86_64 LibreOffice_project/520$Build-2</meta:generator>
    <dc:date>2025-05-26T15:49:56.824495766</dc:date>
    <meta:editing-duration>PT43M51S</meta:editing-duration>
    <meta:editing-cycles>7</meta:editing-cycles>
    <meta:document-statistic meta:table-count="0" meta:image-count="0" meta:object-count="0" meta:page-count="2" meta:paragraph-count="18" meta:word-count="115" meta:character-count="653" meta:non-whitespace-character-count="559"/>
  </office:meta>
</office:document-meta>
</file>